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54mm"/>
    </style:style>
    <style:style style:name="co2" style:family="table-column">
      <style:table-column-properties fo:break-before="auto" style:column-width="55.54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ncontrado_10_Primeiras_Posicoes</text:p>
          </table:table-cell>
          <table:table-cell office:value-type="string" calcext:value-type="string">
            <text:p>Encontrado_10_Ultimas_Posicoes</text:p>
          </table:table-cell>
          <table:table-cell office:value-type="string" calcext:value-type="string">
            <text:p>Valor_Nao_Encontrado</text:p>
          </table:table-cell>
          <table:table-cell office:value-type="string" calcext:value-type="string">
            <text:p>TA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65525" calcext:value-type="float">
            <text:p>655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131072" calcext:value-type="float">
            <text:p>13107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262144" calcext:value-type="float">
            <text:p>26214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524288" calcext:value-type="float">
            <text:p>52428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1048576" calcext:value-type="float">
            <text:p>10485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17:14:52.99315376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7T18:24:54.576974408</meta:creation-date>
    <dc:date>2021-04-19T06:55:13.130328406</dc:date>
    <meta:editing-duration>PT18H11M26S</meta:editing-duration>
    <meta:editing-cycles>19</meta:editing-cycles>
    <meta:generator>LibreOffice/6.0.7.3$Linux_X86_64 LibreOffice_project/00m0$Build-3</meta:generator>
    <meta:document-statistic meta:table-count="1" meta:cell-count="48" meta:object-count="0"/>
  </office:meta>
</office:document-meta>
</file>